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5700" officeooo:paragraph-rsid="001e5700"/>
    </style:style>
    <style:style style:name="P2" style:family="paragraph" style:parent-style-name="Standard">
      <style:text-properties officeooo:paragraph-rsid="001e5700"/>
    </style:style>
    <style:style style:name="P3" style:family="paragraph" style:parent-style-name="Standard">
      <style:text-properties officeooo:rsid="000c7eb7" officeooo:paragraph-rsid="001e5700"/>
    </style:style>
    <style:style style:name="T1" style:family="text">
      <style:text-properties officeooo:rsid="001e5700"/>
    </style:style>
    <style:style style:name="T2" style:family="text">
      <style:text-properties officeooo:rsid="0014cad8"/>
    </style:style>
    <style:style style:name="T3" style:family="text">
      <style:text-properties officeooo:rsid="000c7eb7"/>
    </style:style>
    <style:style style:name="T4" style:family="text">
      <style:text-properties officeooo:rsid="000d78d5"/>
    </style:style>
    <style:style style:name="T5" style:family="text">
      <style:text-properties officeooo:rsid="00115a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Tutoré S1-A2 Groupe VILMARD BERNHARD HEIDET TROGNOT</text:p>
      <text:p text:style-name="P1">Sujet : L’aide des logiciels de Musique Assistée par Ordinateur (MAO) dans la conception musicale</text:p>
      <text:p text:style-name="P1">Questions Sondage :</text:p>
      <text:p text:style-name="P1"/>
      <text:p text:style-name="P1">- <text:span text:style-name="T2">A quel département appartenez-vous?</text:span></text:p>
      <text:p text:style-name="P1"/>
      <text:p text:style-name="P1">- Composez-vous de la musique?</text:p>
      <text:p text:style-name="P1"/>
      <text:p text:style-name="P1">- Utilisez vous des logiciels de MAO?</text:p>
      <text:p text:style-name="P1"/>
      <text:p text:style-name="P1">- <text:span text:style-name="T4">Que pensez vous des</text:span><text:span text:style-name="T3"> logiciels de MAO?</text:span></text:p>
      <text:p text:style-name="P1"><text:tab/></text:p>
      <text:p text:style-name="P2"><text:span text:style-name="T1">- Que pensez vous du prix des logiciels de MAO ?</text:span></text:p>
      <text:p text:style-name="P2"/>
      <text:p text:style-name="P3">- <text:span text:style-name="T4">Que pensez vous des cracks d</text:span><text:span text:style-name="T2">ans le cas des logiciels de MAO ? </text:span><text:span text:style-name="T4">(pas d’inquiétudes c’est anonyme)</text:span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6T09:50:39.245000000</meta:creation-date>
    <dc:date>2020-10-16T10:00:10.680000000</dc:date>
    <meta:editing-duration>PT9M32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10" meta:word-count="80" meta:character-count="463" meta:non-whitespace-character-count="391"/>
  </office:meta>
</office:document-meta>
</file>